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</text:p>
      <text:p text:style-name="P1">Title: The Redecorator | Lucy Smith</text:p>
      <text:p text:style-name="P1">Description: Organize, declutter and bring out the best of what you already have. Great reviews! Serving mid-coast Maine.</text:p>
      <text:p text:style-name="P2"/>
      <text:p text:style-name="P1">Slipcovers</text:p>
      <text:p text:style-name="P1">Title: Slipcovers | custom slipcovers</text:p>
      <text:p text:style-name="P1">Description: See washable, long wearing slipcovers professionally fitted and constructed for variety of furniture styles. Over 35 years experience in the field. Friendly help with fabric selection.</text:p>
      <text:p text:style-name="P2"/>
      <text:p text:style-name="P1">Contact</text:p>
      <text:p text:style-name="P1">Title: Contact Lucy</text:p>
      <text:p text:style-name="P1">Description: Get in touch with experienced home organizer with excellent design sen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20-05-22T16:37:52.15</meta:creation-date>
    <dc:date>2020-05-22T16:46:03.69</dc:date>
    <dc:creator>Normand Bosse</dc:creator>
    <meta:editing-duration>PT8M1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9" meta:word-count="74" meta:character-count="516"/>
  </office:meta>
</office:document-meta>
</file>